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March 16, 2022 (08:59: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6T12:59:56Z</meta:creation-date>
    <dc:date>2022-03-16T12:59:56Z</dc:date>
    <meta:user-defined meta:name="date" meta:value-type="string">March  16, 2022 (08:59: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